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4000000B714DC9FE5C3DC35C0.png" manifest:media-type="image/png"/>
  <manifest:file-entry manifest:full-path="Pictures/100000010000027E00000209C5B1EAAD18FD7617.png" manifest:media-type="image/png"/>
  <manifest:file-entry manifest:full-path="Pictures/100000010000014A0000011CFC31F43889DA58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056cm" fo:min-width="12.506cm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254cm" svg:height="6.243cm" svg:x="0.095cm" svg:y="2.54cm">
          <draw:image xlink:href="Pictures/100000010000014A0000011CFC31F43889DA5835.png" xlink:type="simple" xlink:show="embed" xlink:actuate="onLoad" draw:mime-type="image/png">
            <text:p/>
          </draw:image>
        </draw:frame>
        <draw:frame draw:style-name="gr1" draw:text-style-name="P1" draw:layer="layout" svg:width="13.445cm" svg:height="10.98cm" svg:x="7.455cm" svg:y="1.905cm">
          <draw:image xlink:href="Pictures/100000010000027E00000209C5B1EAAD18FD7617.png" xlink:type="simple" xlink:show="embed" xlink:actuate="onLoad" draw:mime-type="image/png">
            <text:p/>
          </draw:image>
        </draw:frame>
        <draw:frame draw:style-name="gr1" draw:text-style-name="P1" draw:layer="layout" svg:width="6.455cm" svg:height="4.841cm" svg:x="21.355cm" svg:y="7.959cm">
          <draw:image xlink:href="Pictures/10000001000000F4000000B714DC9FE5C3DC35C0.png" xlink:type="simple" xlink:show="embed" xlink:actuate="onLoad" draw:mime-type="image/png">
            <text:p/>
          </draw:image>
        </draw:frame>
        <draw:custom-shape draw:style-name="gr2" draw:text-style-name="P2" draw:layer="layout" svg:width="13.056cm" svg:height="0.356cm" svg:x="8.09cm" svg:y="9.16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13.056cm" svg:height="0.356cm" svg:x="8.09cm" svg:y="9.96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9T13:46:10.147742930</meta:creation-date>
    <dc:date>2024-12-29T18:15:18.745340472</dc:date>
    <meta:editing-duration>PT3H58M21S</meta:editing-duration>
    <meta:editing-cycles>7</meta:editing-cycles>
    <meta:generator>LibreOffice/7.3.7.2$Linux_X86_64 LibreOffice_project/30$Build-2</meta:generator>
    <meta:document-statistic meta:object-count="28"/>
  </office:meta>
</office:document-meta>
</file>